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Verdana" svg:font-family="Verdana, Helvetica, Arial, sans-serif"/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2.2292in" style:rel-column-width="21829*"/>
    </style:style>
    <style:style style:name="Table.B" style:family="table-column">
      <style:table-column-properties style:column-width="1.1167in" style:rel-column-width="10934*"/>
    </style:style>
    <style:style style:name="Table.C" style:family="table-column">
      <style:table-column-properties style:column-width="2.1229in" style:rel-column-width="20788*"/>
    </style:style>
    <style:style style:name="Table.D" style:family="table-column">
      <style:table-column-properties style:column-width="1.2236in" style:rel-column-width="11984*"/>
    </style:style>
    <style:style style:name="Table.A1" style:family="table-cell">
      <style:table-cell-properties fo:padding="0.0382in" fo:border-left="none" fo:border-right="none" fo:border-top="none" fo:border-bottom="0.0007in solid #000000"/>
    </style:style>
    <style:style style:name="Table.C1" style:family="table-cell">
      <style:table-cell-properties fo:padding="0.0382in" fo:border-left="0.0007in solid #000000" fo:border-right="none" fo:border-top="none" fo:border-bottom="0.0007in solid #000000"/>
    </style:style>
    <style:style style:name="Table.A2" style:family="table-cell">
      <style:table-cell-properties fo:padding="0.0382in" fo:border="none"/>
    </style:style>
    <style:style style:name="Table.C2" style:family="table-cell">
      <style:table-cell-properties fo:padding="0.0382in" fo:border-left="0.0007in solid #000000" fo:border-right="none" fo:border-top="none" fo:border-bottom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292in" style:rel-column-width="21829*"/>
    </style:style>
    <style:style style:name="Table1.B" style:family="table-column">
      <style:table-column-properties style:column-width="1.1167in" style:rel-column-width="10934*"/>
    </style:style>
    <style:style style:name="Table1.C" style:family="table-column">
      <style:table-column-properties style:column-width="2.1646in" style:rel-column-width="21196*"/>
    </style:style>
    <style:style style:name="Table1.D" style:family="table-column">
      <style:table-column-properties style:column-width="1.1819in" style:rel-column-width="11576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C1" style:family="table-cell">
      <style:table-cell-properties fo:padding="0.0382in" fo:border-left="0.0007in solid #000000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1.C2" style:family="table-cell">
      <style:table-cell-properties fo:padding="0.0382in" fo:border-left="0.0007in solid #000000" fo:border-right="none" fo:border-top="none" fo:border-bottom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347in" style:rel-column-width="9153*"/>
    </style:style>
    <style:style style:name="Table2.B" style:family="table-column">
      <style:table-column-properties style:column-width="2.316in" style:rel-column-width="22679*"/>
    </style:style>
    <style:style style:name="Table2.C" style:family="table-column">
      <style:table-column-properties style:column-width="0.9688in" style:rel-column-width="9486*"/>
    </style:style>
    <style:style style:name="Table2.D" style:family="table-column">
      <style:table-column-properties style:column-width="0.9007in" style:rel-column-width="8820*"/>
    </style:style>
    <style:style style:name="Table2.E" style:family="table-column">
      <style:table-column-properties style:column-width="1.5722in" style:rel-column-width="1539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.1075in"/>
          <style:tab-stop style:position="3.6252in" style:type="char" style:char="."/>
          <style:tab-stop style:position="4.4898in" style:type="char" style:char="."/>
          <style:tab-stop style:position="4.6772in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4in" style:type="char" style:char=".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1.1075in"/>
          <style:tab-stop style:position="3.6252in" style:type="char" style:char="."/>
          <style:tab-stop style:position="4.4898in" style:type="char" style:char="."/>
          <style:tab-stop style:position="4.6772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lans van ${date}</text:h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row>
          <table:table-cell table:style-name="Table.A1" office:value-type="string">
            <text:p text:style-name="P10">Debet</text:p>
          </table:table-cell>
          <table:table-cell table:style-name="Table.A1" office:value-type="string">
            <text:p text:style-name="P11"/>
          </table:table-cell>
          <table:table-cell table:style-name="Table.C1" office:value-type="string">
            <text:p text:style-name="P10"/>
          </table:table-cell>
          <table:table-cell table:style-name="Table.A1" office:value-type="string">
            <text:p text:style-name="P11">Credit</text:p>
          </table:table-cell>
        </table:table-row>
        <table:table-row>
          <table:table-cell table:style-name="Table.A2" office:value-type="string">
            <text:p text:style-name="P6"><text:script script:language="JOOScript">@table:table-row
[#list balance as l]</text:script>${l.name1}</text:p>
          </table:table-cell>
          <table:table-cell table:style-name="Table.A2" office:value-type="string">
            <text:p text:style-name="P7">${l.amount1}</text:p>
          </table:table-cell>
          <table:table-cell table:style-name="Table.C2" office:value-type="string">
            <text:p text:style-name="P6">${l.name2}</text:p>
          </table:table-cell>
          <table:table-cell table:style-name="Table.A2" office:value-type="string">
            <text:p text:style-name="P7">${l.amount2}<text:script script:language="JOOScript">@/table:table-row
[/#list]</text:script></text:p>
          </table:table-cell>
        </table:table-row>
      </table:table>
      <text:h text:style-name="Heading_20_1" text:outline-level="1">Resultatenrekening van ${date}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Uitgaven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2"/>
          </table:table-cell>
          <table:table-cell table:style-name="Table1.A1" office:value-type="string">
            <text:p text:style-name="P11">Inkomsten</text:p>
          </table:table-cell>
        </table:table-row>
        <table:table-row>
          <table:table-cell table:style-name="Table1.A2" office:value-type="string">
            <text:p text:style-name="P8"><text:script script:language="JOOScript">@table:table-row
[#list operationalResult as l]</text:script>${l.name1}</text:p>
          </table:table-cell>
          <table:table-cell table:style-name="Table1.A2" office:value-type="string">
            <text:p text:style-name="P7">${l.amount1}</text:p>
          </table:table-cell>
          <table:table-cell table:style-name="Table1.C2" office:value-type="string">
            <text:p text:style-name="P8">${l.name2}</text:p>
          </table:table-cell>
          <table:table-cell table:style-name="Table1.A2" office:value-type="string">
            <text:p text:style-name="P7">${l.amount2}<text:script script:language="JOOScript">@/table:table-row
[/#list]</text:script></text:p>
          </table:table-cell>
        </table:table-row>
      </table:table>
      <text:h text:style-name="Heading_20_1" text:outline-level="1">Overzicht debiteuren van ${date}</text:h>
      <text:p text:style-name="P3">[#list debtors as d]${d.name}<text:tab/>${d.amount}<text:line-break/>[/#list]</text:p>
      <text:h text:style-name="Heading_20_1" text:outline-level="1">Overzicht crediteuren van ${date}</text:h>
      <text:p text:style-name="P3">[#list creditors as c]${c.name}<text:tab/>${c.amount}<text:line-break/>[/#list]</text:p>
      <text:h text:style-name="Heading_20_1" text:outline-level="1">Grootboek</text:h>
      <text:p text:style-name="Text_20_body">[#list accounts as a]<text:span text:style-name="T1">${a.title}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Datum</text:p>
          </table:table-cell>
          <table:table-cell table:style-name="Table2.A1" office:value-type="string">
            <text:p text:style-name="P12">Omschrijving</text:p>
          </table:table-cell>
          <table:table-cell table:style-name="Table2.A1" office:value-type="string">
            <text:p text:style-name="P11">Debet</text:p>
          </table:table-cell>
          <table:table-cell table:style-name="Table2.A1" office:value-type="string">
            <text:p text:style-name="P11">Credit</text:p>
          </table:table-cell>
          <table:table-cell table:style-name="Table2.E1" office:value-type="string">
            <text:p text:style-name="P12">Factuur</text:p>
          </table:table-cell>
        </table:table-row>
        <table:table-row>
          <table:table-cell table:style-name="Table2.A2" office:value-type="string">
            <text:p text:style-name="P2"><text:script script:language="JOOScript">@table:table-row
[#list a.lines as l]</text:script>${l.date}</text:p>
          </table:table-cell>
          <table:table-cell table:style-name="Table2.A2" office:value-type="string">
            <text:p text:style-name="P2">${l.description}</text:p>
          </table:table-cell>
          <table:table-cell table:style-name="Table2.A2" office:value-type="string">
            <text:p text:style-name="P2">${l.debet}</text:p>
          </table:table-cell>
          <table:table-cell table:style-name="Table2.A2" office:value-type="string">
            <text:p text:style-name="P2">${l.credit}</text:p>
          </table:table-cell>
          <table:table-cell table:style-name="Table2.E2" office:value-type="string">
            <text:p text:style-name="P2">${l.invoice}<text:script script:language="JOOScript">@/table:table-row
[/#list]</text:script></text:p>
          </table:table-cell>
        </table:table-row>
      </table:table>
      <text:p text:style-name="P1"/>
      <text:p text:style-name="Text_20_body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Verdana" svg:font-family="Verdana, Helvetica, Arial, sans-serif"/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gina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ander Kooijmans</meta:initial-creator>
    <meta:creation-date>2008-07-29T16:53:16</meta:creation-date>
    <dc:date>2011-08-08T20:40:43.45</dc:date>
    <dc:language>en-US</dc:language>
    <meta:editing-cycles>52</meta:editing-cycles>
    <meta:editing-duration>PT04H26M54S</meta:editing-duration>
    <dc:creator>Sander Kooijmans</dc:creator>
    <meta:document-statistic meta:table-count="3" meta:image-count="0" meta:object-count="0" meta:page-count="1" meta:paragraph-count="32" meta:word-count="58" meta:character-count="490"/>
    <meta:user-defined meta:name="Info 1"/>
    <meta:user-defined meta:name="Info 2"/>
    <meta:user-defined meta:name="Info 3"/>
    <meta:user-defined meta:name="Info 4"/>
  </office:meta>
</office:document-meta>
</file>